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[x.qty for x in move.linked_move_operation_ids if x.operation_id.lot_id.id == o.id]) or move.product_uom_qty" xlink:type="simple">qty</text:a></text:p>
          </table:table-cell>
          <table:table-cell table:style-name="ce5" office:value-type="string" calcext:value-type="string">
            <text:p><text:a xlink:href="python://move.picking_id.name" xlink:type="simple">move.ref</text:a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2:Hoja1.G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1:17:01.4368431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6-30T13:31:20.054383929</dc:date>
    <meta:editing-duration>PT6H6M36S</meta:editing-duration>
    <meta:editing-cycles>87</meta:editing-cycles>
    <meta:document-statistic meta:table-count="1" meta:cell-count="29" meta:object-count="0"/>
  </office:meta>
</office:document-meta>
</file>